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 style:data-style-name="N129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dr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3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-t</text:p>
          </table:table-cell>
          <table:table-cell table:style-name="ce5" office:value-type="string" calcext:value-type="string">
            <text:p>Bezier</text:p>
          </table:table-cell>
          <table:table-cell table:style-name="ce5" office:value-type="string" calcext:value-type="string">
            <text:p>Raised Cosine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Gamma</text:p>
          </table:table-cell>
          <table:table-cell table:style-name="ce5" office:value-type="string" calcext:value-type="string">
            <text:p>Log</text:p>
          </table:table-cell>
          <table:table-cell/>
          <table:table-cell>
            <draw:frame draw:z-index="0" draw:name="Chart 1" draw:style-name="gr1" draw:text-style-name="P1" svg:width="18.145cm" svg:height="11.741cm" svg:x="0.051cm" svg:y="0.099cm">
              <draw:object draw:notify-on-update-of-ranges="Sheet1.D7:Sheet1.D7 Sheet1.D8:Sheet1.D29 Sheet1.B8:Sheet1.B29 Sheet1.E7:Sheet1.E7 Sheet1.E8:Sheet1.E29 Sheet1.B8:Sheet1.B29 Sheet1.F7:Sheet1.F7 Sheet1.F8:Sheet1.F29 Sheet1.B8:Sheet1.B29 Sheet1.G7:Sheet1.G7 Sheet1.G8:Sheet1.G29 Sheet1.B8:Sheet1.B29 Sheet1.H7:Sheet1.H7 Sheet1.H8:Sheet1.H29 Sheet1.B8:Sheet1.B2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style-name="ce3" table:number-columns-repeated="7"/>
          <table:table-cell table:number-columns-repeated="1016"/>
        </table:table-row>
        <table:table-row table:style-name="ro1">
          <table:table-cell/>
          <table:table-cell table:style-name="ce4" office:value-type="float" office:value="0" calcext:value-type="float">
            <text:p>0.000</text:p>
          </table:table-cell>
          <table:table-cell table:style-name="ce4" table:formula="of:=1-[.B8]" office:value-type="float" office:value="1" calcext:value-type="float">
            <text:p>1.000</text:p>
          </table:table-cell>
          <table:table-cell table:style-name="ce4" table:formula="of:=[.C8]^3*[.$C$1]+3*[.B8]*[.C8]^2*[.$C$2]+3*[.B8]^2*[.C8]*[.$C$3]+[.B8]^3*[.$C$4]" office:value-type="float" office:value="0" calcext:value-type="float">
            <text:p>0.000</text:p>
          </table:table-cell>
          <table:table-cell table:style-name="ce4" table:formula="of:=(1-COS(PI()*[.B8]))/2" office:value-type="float" office:value="0" calcext:value-type="float">
            <text:p>0.000</text:p>
          </table:table-cell>
          <table:table-cell table:style-name="ce4" table:formula="of:=[.B8]" office:value-type="float" office:value="0" calcext:value-type="float">
            <text:p>0.000</text:p>
          </table:table-cell>
          <table:table-cell table:style-name="ce4" table:formula="of:=[.B8]^[.$G$2]" office:value-type="float" office:value="0" calcext:value-type="float">
            <text:p>0.000</text:p>
          </table:table-cell>
          <table:table-cell table:style-name="ce4" table:formula="of:=1/[.$H$2]^(1-[.B8])" office:value-type="float" office:value="0.1" calcext:value-type="float">
            <text:p>0.100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8]" office:value-type="float" office:value="0.05" calcext:value-type="float">
            <text:p>0.050</text:p>
          </table:table-cell>
          <table:table-cell table:style-name="ce4" table:formula="of:=1-[.B9]" office:value-type="float" office:value="0.95" calcext:value-type="float">
            <text:p>0.950</text:p>
          </table:table-cell>
          <table:table-cell table:style-name="ce4" table:formula="of:=[.C9]^3*[.$C$1]+3*[.B9]*[.C9]^2*[.$C$2]+3*[.B9]^2*[.C9]*[.$C$3]+[.B9]^3*[.$C$4]" office:value-type="float" office:value="0.10985" calcext:value-type="float">
            <text:p>0.110</text:p>
          </table:table-cell>
          <table:table-cell table:style-name="ce4" table:formula="of:=(1-COS(PI()*[.B9]))/2" office:value-type="float" office:value="0.00615582970243112" calcext:value-type="float">
            <text:p>0.006</text:p>
          </table:table-cell>
          <table:table-cell table:style-name="ce4" table:formula="of:=[.B9]" office:value-type="float" office:value="0.05" calcext:value-type="float">
            <text:p>0.050</text:p>
          </table:table-cell>
          <table:table-cell table:style-name="ce4" table:formula="of:=[.B9]^[.$G$2]" office:value-type="float" office:value="0.00137320067913265" calcext:value-type="float">
            <text:p>0.001</text:p>
          </table:table-cell>
          <table:table-cell table:style-name="ce4" table:formula="of:=1/[.$H$2]^(1-[.B9])" office:value-type="float" office:value="0.112201845430196" calcext:value-type="float">
            <text:p>0.112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9]" office:value-type="float" office:value="0.1" calcext:value-type="float">
            <text:p>0.100</text:p>
          </table:table-cell>
          <table:table-cell table:style-name="ce4" table:formula="of:=1-[.B10]" office:value-type="float" office:value="0.9" calcext:value-type="float">
            <text:p>0.900</text:p>
          </table:table-cell>
          <table:table-cell table:style-name="ce4" table:formula="of:=[.C10]^3*[.$C$1]+3*[.B10]*[.C10]^2*[.$C$2]+3*[.B10]^2*[.C10]*[.$C$3]+[.B10]^3*[.$C$4]" office:value-type="float" office:value="0.2008" calcext:value-type="float">
            <text:p>0.201</text:p>
          </table:table-cell>
          <table:table-cell table:style-name="ce4" table:formula="of:=(1-COS(PI()*[.B10]))/2" office:value-type="float" office:value="0.0244717418524232" calcext:value-type="float">
            <text:p>0.024</text:p>
          </table:table-cell>
          <table:table-cell table:style-name="ce4" table:formula="of:=[.B10]" office:value-type="float" office:value="0.1" calcext:value-type="float">
            <text:p>0.100</text:p>
          </table:table-cell>
          <table:table-cell table:style-name="ce4" table:formula="of:=[.B10]^[.$G$2]" office:value-type="float" office:value="0.00630957344480193" calcext:value-type="float">
            <text:p>0.006</text:p>
          </table:table-cell>
          <table:table-cell table:style-name="ce4" table:formula="of:=1/[.$H$2]^(1-[.B10])" office:value-type="float" office:value="0.125892541179417" calcext:value-type="float">
            <text:p>0.126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10]" office:value-type="float" office:value="0.15" calcext:value-type="float">
            <text:p>0.150</text:p>
          </table:table-cell>
          <table:table-cell table:style-name="ce4" table:formula="of:=1-[.B11]" office:value-type="float" office:value="0.85" calcext:value-type="float">
            <text:p>0.850</text:p>
          </table:table-cell>
          <table:table-cell table:style-name="ce4" table:formula="of:=[.C11]^3*[.$C$1]+3*[.B11]*[.C11]^2*[.$C$2]+3*[.B11]^2*[.C11]*[.$C$3]+[.B11]^3*[.$C$4]" office:value-type="float" office:value="0.27495" calcext:value-type="float">
            <text:p>0.275</text:p>
          </table:table-cell>
          <table:table-cell table:style-name="ce4" table:formula="of:=(1-COS(PI()*[.B11]))/2" office:value-type="float" office:value="0.0544967379058161" calcext:value-type="float">
            <text:p>0.054</text:p>
          </table:table-cell>
          <table:table-cell table:style-name="ce4" table:formula="of:=[.B11]" office:value-type="float" office:value="0.15" calcext:value-type="float">
            <text:p>0.150</text:p>
          </table:table-cell>
          <table:table-cell table:style-name="ce4" table:formula="of:=[.B11]^[.$G$2]" office:value-type="float" office:value="0.0153957471506692" calcext:value-type="float">
            <text:p>0.015</text:p>
          </table:table-cell>
          <table:table-cell table:style-name="ce4" table:formula="of:=1/[.$H$2]^(1-[.B11])" office:value-type="float" office:value="0.141253754462275" calcext:value-type="float">
            <text:p>0.141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11]" office:value-type="float" office:value="0.2" calcext:value-type="float">
            <text:p>0.200</text:p>
          </table:table-cell>
          <table:table-cell table:style-name="ce4" table:formula="of:=1-[.B12]" office:value-type="float" office:value="0.8" calcext:value-type="float">
            <text:p>0.800</text:p>
          </table:table-cell>
          <table:table-cell table:style-name="ce4" table:formula="of:=[.C12]^3*[.$C$1]+3*[.B12]*[.C12]^2*[.$C$2]+3*[.B12]^2*[.C12]*[.$C$3]+[.B12]^3*[.$C$4]" office:value-type="float" office:value="0.3344" calcext:value-type="float">
            <text:p>0.334</text:p>
          </table:table-cell>
          <table:table-cell table:style-name="ce4" table:formula="of:=(1-COS(PI()*[.B12]))/2" office:value-type="float" office:value="0.0954915028125263" calcext:value-type="float">
            <text:p>0.095</text:p>
          </table:table-cell>
          <table:table-cell table:style-name="ce4" table:formula="of:=[.B12]" office:value-type="float" office:value="0.2" calcext:value-type="float">
            <text:p>0.200</text:p>
          </table:table-cell>
          <table:table-cell table:style-name="ce4" table:formula="of:=[.B12]^[.$G$2]" office:value-type="float" office:value="0.0289911865471078" calcext:value-type="float">
            <text:p>0.029</text:p>
          </table:table-cell>
          <table:table-cell table:style-name="ce4" table:formula="of:=1/[.$H$2]^(1-[.B12])" office:value-type="float" office:value="0.158489319246111" calcext:value-type="float">
            <text:p>0.158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12]" office:value-type="float" office:value="0.25" calcext:value-type="float">
            <text:p>0.250</text:p>
          </table:table-cell>
          <table:table-cell table:style-name="ce4" table:formula="of:=1-[.B13]" office:value-type="float" office:value="0.75" calcext:value-type="float">
            <text:p>0.750</text:p>
          </table:table-cell>
          <table:table-cell table:style-name="ce4" table:formula="of:=[.C13]^3*[.$C$1]+3*[.B13]*[.C13]^2*[.$C$2]+3*[.B13]^2*[.C13]*[.$C$3]+[.B13]^3*[.$C$4]" office:value-type="float" office:value="0.38125" calcext:value-type="float">
            <text:p>0.381</text:p>
          </table:table-cell>
          <table:table-cell table:style-name="ce4" table:formula="of:=(1-COS(PI()*[.B13]))/2" office:value-type="float" office:value="0.146446609406726" calcext:value-type="float">
            <text:p>0.146</text:p>
          </table:table-cell>
          <table:table-cell table:style-name="ce4" table:formula="of:=[.B13]" office:value-type="float" office:value="0.25" calcext:value-type="float">
            <text:p>0.250</text:p>
          </table:table-cell>
          <table:table-cell table:style-name="ce4" table:formula="of:=[.B13]^[.$G$2]" office:value-type="float" office:value="0.0473661427034499" calcext:value-type="float">
            <text:p>0.047</text:p>
          </table:table-cell>
          <table:table-cell table:style-name="ce4" table:formula="of:=1/[.$H$2]^(1-[.B13])" office:value-type="float" office:value="0.177827941003892" calcext:value-type="float">
            <text:p>0.178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13]" office:value-type="float" office:value="0.3" calcext:value-type="float">
            <text:p>0.300</text:p>
          </table:table-cell>
          <table:table-cell table:style-name="ce4" table:formula="of:=1-[.B14]" office:value-type="float" office:value="0.7" calcext:value-type="float">
            <text:p>0.700</text:p>
          </table:table-cell>
          <table:table-cell table:style-name="ce4" table:formula="of:=[.C14]^3*[.$C$1]+3*[.B14]*[.C14]^2*[.$C$2]+3*[.B14]^2*[.C14]*[.$C$3]+[.B14]^3*[.$C$4]" office:value-type="float" office:value="0.4176" calcext:value-type="float">
            <text:p>0.418</text:p>
          </table:table-cell>
          <table:table-cell table:style-name="ce4" table:formula="of:=(1-COS(PI()*[.B14]))/2" office:value-type="float" office:value="0.206107373853763" calcext:value-type="float">
            <text:p>0.206</text:p>
          </table:table-cell>
          <table:table-cell table:style-name="ce4" table:formula="of:=[.B14]" office:value-type="float" office:value="0.3" calcext:value-type="float">
            <text:p>0.300</text:p>
          </table:table-cell>
          <table:table-cell table:style-name="ce4" table:formula="of:=[.B14]^[.$G$2]" office:value-type="float" office:value="0.070740277703696" calcext:value-type="float">
            <text:p>0.071</text:p>
          </table:table-cell>
          <table:table-cell table:style-name="ce4" table:formula="of:=1/[.$H$2]^(1-[.B14])" office:value-type="float" office:value="0.199526231496888" calcext:value-type="float">
            <text:p>0.200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14]" office:value-type="float" office:value="0.35" calcext:value-type="float">
            <text:p>0.350</text:p>
          </table:table-cell>
          <table:table-cell table:style-name="ce4" table:formula="of:=1-[.B15]" office:value-type="float" office:value="0.65" calcext:value-type="float">
            <text:p>0.650</text:p>
          </table:table-cell>
          <table:table-cell table:style-name="ce4" table:formula="of:=[.C15]^3*[.$C$1]+3*[.B15]*[.C15]^2*[.$C$2]+3*[.B15]^2*[.C15]*[.$C$3]+[.B15]^3*[.$C$4]" office:value-type="float" office:value="0.44555" calcext:value-type="float">
            <text:p>0.446</text:p>
          </table:table-cell>
          <table:table-cell table:style-name="ce4" table:formula="of:=(1-COS(PI()*[.B15]))/2" office:value-type="float" office:value="0.273004750130227" calcext:value-type="float">
            <text:p>0.273</text:p>
          </table:table-cell>
          <table:table-cell table:style-name="ce4" table:formula="of:=[.B15]" office:value-type="float" office:value="0.35" calcext:value-type="float">
            <text:p>0.350</text:p>
          </table:table-cell>
          <table:table-cell table:style-name="ce4" table:formula="of:=[.B15]^[.$G$2]" office:value-type="float" office:value="0.0993001026796212" calcext:value-type="float">
            <text:p>0.099</text:p>
          </table:table-cell>
          <table:table-cell table:style-name="ce4" table:formula="of:=1/[.$H$2]^(1-[.B15])" office:value-type="float" office:value="0.223872113856834" calcext:value-type="float">
            <text:p>0.224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15]" office:value-type="float" office:value="0.4" calcext:value-type="float">
            <text:p>0.400</text:p>
          </table:table-cell>
          <table:table-cell table:style-name="ce4" table:formula="of:=1-[.B16]" office:value-type="float" office:value="0.6" calcext:value-type="float">
            <text:p>0.600</text:p>
          </table:table-cell>
          <table:table-cell table:style-name="ce4" table:formula="of:=[.C16]^3*[.$C$1]+3*[.B16]*[.C16]^2*[.$C$2]+3*[.B16]^2*[.C16]*[.$C$3]+[.B16]^3*[.$C$4]" office:value-type="float" office:value="0.4672" calcext:value-type="float">
            <text:p>0.467</text:p>
          </table:table-cell>
          <table:table-cell table:style-name="ce4" table:formula="of:=(1-COS(PI()*[.B16]))/2" office:value-type="float" office:value="0.345491502812526" calcext:value-type="float">
            <text:p>0.345</text:p>
          </table:table-cell>
          <table:table-cell table:style-name="ce4" table:formula="of:=[.B16]" office:value-type="float" office:value="0.4" calcext:value-type="float">
            <text:p>0.400</text:p>
          </table:table-cell>
          <table:table-cell table:style-name="ce4" table:formula="of:=[.B16]^[.$G$2]" office:value-type="float" office:value="0.1332085131843" calcext:value-type="float">
            <text:p>0.133</text:p>
          </table:table-cell>
          <table:table-cell table:style-name="ce4" table:formula="of:=1/[.$H$2]^(1-[.B16])" office:value-type="float" office:value="0.251188643150958" calcext:value-type="float">
            <text:p>0.251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16]" office:value-type="float" office:value="0.45" calcext:value-type="float">
            <text:p>0.450</text:p>
          </table:table-cell>
          <table:table-cell table:style-name="ce4" table:formula="of:=1-[.B17]" office:value-type="float" office:value="0.55" calcext:value-type="float">
            <text:p>0.550</text:p>
          </table:table-cell>
          <table:table-cell table:style-name="ce4" table:formula="of:=[.C17]^3*[.$C$1]+3*[.B17]*[.C17]^2*[.$C$2]+3*[.B17]^2*[.C17]*[.$C$3]+[.B17]^3*[.$C$4]" office:value-type="float" office:value="0.48465" calcext:value-type="float">
            <text:p>0.485</text:p>
          </table:table-cell>
          <table:table-cell table:style-name="ce4" table:formula="of:=(1-COS(PI()*[.B17]))/2" office:value-type="float" office:value="0.421782767479884" calcext:value-type="float">
            <text:p>0.422</text:p>
          </table:table-cell>
          <table:table-cell table:style-name="ce4" table:formula="of:=[.B17]" office:value-type="float" office:value="0.45" calcext:value-type="float">
            <text:p>0.450</text:p>
          </table:table-cell>
          <table:table-cell table:style-name="ce4" table:formula="of:=[.B17]^[.$G$2]" office:value-type="float" office:value="0.172610627076775" calcext:value-type="float">
            <text:p>0.173</text:p>
          </table:table-cell>
          <table:table-cell table:style-name="ce4" table:formula="of:=1/[.$H$2]^(1-[.B17])" office:value-type="float" office:value="0.281838293126445" calcext:value-type="float">
            <text:p>0.282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17]" office:value-type="float" office:value="0.5" calcext:value-type="float">
            <text:p>0.500</text:p>
          </table:table-cell>
          <table:table-cell table:style-name="ce4" table:formula="of:=1-[.B18]" office:value-type="float" office:value="0.5" calcext:value-type="float">
            <text:p>0.500</text:p>
          </table:table-cell>
          <table:table-cell table:style-name="ce4" table:formula="of:=[.C18]^3*[.$C$1]+3*[.B18]*[.C18]^2*[.$C$2]+3*[.B18]^2*[.C18]*[.$C$3]+[.B18]^3*[.$C$4]" office:value-type="float" office:value="0.5" calcext:value-type="float">
            <text:p>0.500</text:p>
          </table:table-cell>
          <table:table-cell table:style-name="ce4" table:formula="of:=(1-COS(PI()*[.B18]))/2" office:value-type="float" office:value="0.5" calcext:value-type="float">
            <text:p>0.500</text:p>
          </table:table-cell>
          <table:table-cell table:style-name="ce4" table:formula="of:=[.B18]" office:value-type="float" office:value="0.5" calcext:value-type="float">
            <text:p>0.500</text:p>
          </table:table-cell>
          <table:table-cell table:style-name="ce4" table:formula="of:=[.B18]^[.$G$2]" office:value-type="float" office:value="0.217637640824031" calcext:value-type="float">
            <text:p>0.218</text:p>
          </table:table-cell>
          <table:table-cell table:style-name="ce4" table:formula="of:=1/[.$H$2]^(1-[.B18])" office:value-type="float" office:value="0.316227766016838" calcext:value-type="float">
            <text:p>0.316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18]" office:value-type="float" office:value="0.55" calcext:value-type="float">
            <text:p>0.550</text:p>
          </table:table-cell>
          <table:table-cell table:style-name="ce4" table:formula="of:=1-[.B19]" office:value-type="float" office:value="0.45" calcext:value-type="float">
            <text:p>0.450</text:p>
          </table:table-cell>
          <table:table-cell table:style-name="ce4" table:formula="of:=[.C19]^3*[.$C$1]+3*[.B19]*[.C19]^2*[.$C$2]+3*[.B19]^2*[.C19]*[.$C$3]+[.B19]^3*[.$C$4]" office:value-type="float" office:value="0.51535" calcext:value-type="float">
            <text:p>0.515</text:p>
          </table:table-cell>
          <table:table-cell table:style-name="ce4" table:formula="of:=(1-COS(PI()*[.B19]))/2" office:value-type="float" office:value="0.578217232520115" calcext:value-type="float">
            <text:p>0.578</text:p>
          </table:table-cell>
          <table:table-cell table:style-name="ce4" table:formula="of:=[.B19]" office:value-type="float" office:value="0.55" calcext:value-type="float">
            <text:p>0.550</text:p>
          </table:table-cell>
          <table:table-cell table:style-name="ce4" table:formula="of:=[.B19]^[.$G$2]" office:value-type="float" office:value="0.268409520913314" calcext:value-type="float">
            <text:p>0.268</text:p>
          </table:table-cell>
          <table:table-cell table:style-name="ce4" table:formula="of:=1/[.$H$2]^(1-[.B19])" office:value-type="float" office:value="0.354813389233575" calcext:value-type="float">
            <text:p>0.355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19]" office:value-type="float" office:value="0.6" calcext:value-type="float">
            <text:p>0.600</text:p>
          </table:table-cell>
          <table:table-cell table:style-name="ce4" table:formula="of:=1-[.B20]" office:value-type="float" office:value="0.4" calcext:value-type="float">
            <text:p>0.400</text:p>
          </table:table-cell>
          <table:table-cell table:style-name="ce4" table:formula="of:=[.C20]^3*[.$C$1]+3*[.B20]*[.C20]^2*[.$C$2]+3*[.B20]^2*[.C20]*[.$C$3]+[.B20]^3*[.$C$4]" office:value-type="float" office:value="0.5328" calcext:value-type="float">
            <text:p>0.533</text:p>
          </table:table-cell>
          <table:table-cell table:style-name="ce4" table:formula="of:=(1-COS(PI()*[.B20]))/2" office:value-type="float" office:value="0.654508497187474" calcext:value-type="float">
            <text:p>0.655</text:p>
          </table:table-cell>
          <table:table-cell table:style-name="ce4" table:formula="of:=[.B20]" office:value-type="float" office:value="0.6" calcext:value-type="float">
            <text:p>0.600</text:p>
          </table:table-cell>
          <table:table-cell table:style-name="ce4" table:formula="of:=[.B20]^[.$G$2]" office:value-type="float" office:value="0.325036962521076" calcext:value-type="float">
            <text:p>0.325</text:p>
          </table:table-cell>
          <table:table-cell table:style-name="ce4" table:formula="of:=1/[.$H$2]^(1-[.B20])" office:value-type="float" office:value="0.398107170553497" calcext:value-type="float">
            <text:p>0.398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20]" office:value-type="float" office:value="0.65" calcext:value-type="float">
            <text:p>0.650</text:p>
          </table:table-cell>
          <table:table-cell table:style-name="ce4" table:formula="of:=1-[.B21]" office:value-type="float" office:value="0.35" calcext:value-type="float">
            <text:p>0.350</text:p>
          </table:table-cell>
          <table:table-cell table:style-name="ce4" table:formula="of:=[.C21]^3*[.$C$1]+3*[.B21]*[.C21]^2*[.$C$2]+3*[.B21]^2*[.C21]*[.$C$3]+[.B21]^3*[.$C$4]" office:value-type="float" office:value="0.55445" calcext:value-type="float">
            <text:p>0.554</text:p>
          </table:table-cell>
          <table:table-cell table:style-name="ce4" table:formula="of:=(1-COS(PI()*[.B21]))/2" office:value-type="float" office:value="0.726995249869773" calcext:value-type="float">
            <text:p>0.727</text:p>
          </table:table-cell>
          <table:table-cell table:style-name="ce4" table:formula="of:=[.B21]" office:value-type="float" office:value="0.65" calcext:value-type="float">
            <text:p>0.650</text:p>
          </table:table-cell>
          <table:table-cell table:style-name="ce4" table:formula="of:=[.B21]^[.$G$2]" office:value-type="float" office:value="0.387622862702935" calcext:value-type="float">
            <text:p>0.388</text:p>
          </table:table-cell>
          <table:table-cell table:style-name="ce4" table:formula="of:=1/[.$H$2]^(1-[.B21])" office:value-type="float" office:value="0.446683592150963" calcext:value-type="float">
            <text:p>0.447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21]" office:value-type="float" office:value="0.7" calcext:value-type="float">
            <text:p>0.700</text:p>
          </table:table-cell>
          <table:table-cell table:style-name="ce4" table:formula="of:=1-[.B22]" office:value-type="float" office:value="0.3" calcext:value-type="float">
            <text:p>0.300</text:p>
          </table:table-cell>
          <table:table-cell table:style-name="ce4" table:formula="of:=[.C22]^3*[.$C$1]+3*[.B22]*[.C22]^2*[.$C$2]+3*[.B22]^2*[.C22]*[.$C$3]+[.B22]^3*[.$C$4]" office:value-type="float" office:value="0.5824" calcext:value-type="float">
            <text:p>0.582</text:p>
          </table:table-cell>
          <table:table-cell table:style-name="ce4" table:formula="of:=(1-COS(PI()*[.B22]))/2" office:value-type="float" office:value="0.793892626146236" calcext:value-type="float">
            <text:p>0.794</text:p>
          </table:table-cell>
          <table:table-cell table:style-name="ce4" table:formula="of:=[.B22]" office:value-type="float" office:value="0.7" calcext:value-type="float">
            <text:p>0.700</text:p>
          </table:table-cell>
          <table:table-cell table:style-name="ce4" table:formula="of:=[.B22]^[.$G$2]" office:value-type="float" office:value="0.456263458396471" calcext:value-type="float">
            <text:p>0.456</text:p>
          </table:table-cell>
          <table:table-cell table:style-name="ce4" table:formula="of:=1/[.$H$2]^(1-[.B22])" office:value-type="float" office:value="0.501187233627272" calcext:value-type="float">
            <text:p>0.501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22]" office:value-type="float" office:value="0.75" calcext:value-type="float">
            <text:p>0.750</text:p>
          </table:table-cell>
          <table:table-cell table:style-name="ce4" table:formula="of:=1-[.B23]" office:value-type="float" office:value="0.25" calcext:value-type="float">
            <text:p>0.250</text:p>
          </table:table-cell>
          <table:table-cell table:style-name="ce4" table:formula="of:=[.C23]^3*[.$C$1]+3*[.B23]*[.C23]^2*[.$C$2]+3*[.B23]^2*[.C23]*[.$C$3]+[.B23]^3*[.$C$4]" office:value-type="float" office:value="0.61875" calcext:value-type="float">
            <text:p>0.619</text:p>
          </table:table-cell>
          <table:table-cell table:style-name="ce4" table:formula="of:=(1-COS(PI()*[.B23]))/2" office:value-type="float" office:value="0.853553390593274" calcext:value-type="float">
            <text:p>0.854</text:p>
          </table:table-cell>
          <table:table-cell table:style-name="ce4" table:formula="of:=[.B23]" office:value-type="float" office:value="0.75" calcext:value-type="float">
            <text:p>0.750</text:p>
          </table:table-cell>
          <table:table-cell table:style-name="ce4" table:formula="of:=[.B23]^[.$G$2]" office:value-type="float" office:value="0.531049225103383" calcext:value-type="float">
            <text:p>0.531</text:p>
          </table:table-cell>
          <table:table-cell table:style-name="ce4" table:formula="of:=1/[.$H$2]^(1-[.B23])" office:value-type="float" office:value="0.562341325190349" calcext:value-type="float">
            <text:p>0.562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23]" office:value-type="float" office:value="0.8" calcext:value-type="float">
            <text:p>0.800</text:p>
          </table:table-cell>
          <table:table-cell table:style-name="ce4" table:formula="of:=1-[.B24]" office:value-type="float" office:value="0.2" calcext:value-type="float">
            <text:p>0.200</text:p>
          </table:table-cell>
          <table:table-cell table:style-name="ce4" table:formula="of:=[.C24]^3*[.$C$1]+3*[.B24]*[.C24]^2*[.$C$2]+3*[.B24]^2*[.C24]*[.$C$3]+[.B24]^3*[.$C$4]" office:value-type="float" office:value="0.6656" calcext:value-type="float">
            <text:p>0.666</text:p>
          </table:table-cell>
          <table:table-cell table:style-name="ce4" table:formula="of:=(1-COS(PI()*[.B24]))/2" office:value-type="float" office:value="0.904508497187474" calcext:value-type="float">
            <text:p>0.905</text:p>
          </table:table-cell>
          <table:table-cell table:style-name="ce4" table:formula="of:=[.B24]" office:value-type="float" office:value="0.8" calcext:value-type="float">
            <text:p>0.800</text:p>
          </table:table-cell>
          <table:table-cell table:style-name="ce4" table:formula="of:=[.B24]^[.$G$2]" office:value-type="float" office:value="0.612065599865624" calcext:value-type="float">
            <text:p>0.612</text:p>
          </table:table-cell>
          <table:table-cell table:style-name="ce4" table:formula="of:=1/[.$H$2]^(1-[.B24])" office:value-type="float" office:value="0.630957344480193" calcext:value-type="float">
            <text:p>0.631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24]" office:value-type="float" office:value="0.85" calcext:value-type="float">
            <text:p>0.850</text:p>
          </table:table-cell>
          <table:table-cell table:style-name="ce4" table:formula="of:=1-[.B25]" office:value-type="float" office:value="0.15" calcext:value-type="float">
            <text:p>0.150</text:p>
          </table:table-cell>
          <table:table-cell table:style-name="ce4" table:formula="of:=[.C25]^3*[.$C$1]+3*[.B25]*[.C25]^2*[.$C$2]+3*[.B25]^2*[.C25]*[.$C$3]+[.B25]^3*[.$C$4]" office:value-type="float" office:value="0.72505" calcext:value-type="float">
            <text:p>0.725</text:p>
          </table:table-cell>
          <table:table-cell table:style-name="ce4" table:formula="of:=(1-COS(PI()*[.B25]))/2" office:value-type="float" office:value="0.945503262094184" calcext:value-type="float">
            <text:p>0.946</text:p>
          </table:table-cell>
          <table:table-cell table:style-name="ce4" table:formula="of:=[.B25]" office:value-type="float" office:value="0.85" calcext:value-type="float">
            <text:p>0.850</text:p>
          </table:table-cell>
          <table:table-cell table:style-name="ce4" table:formula="of:=[.B25]^[.$G$2]" office:value-type="float" office:value="0.699393572164293" calcext:value-type="float">
            <text:p>0.699</text:p>
          </table:table-cell>
          <table:table-cell table:style-name="ce4" table:formula="of:=1/[.$H$2]^(1-[.B25])" office:value-type="float" office:value="0.707945784384138" calcext:value-type="float">
            <text:p>0.708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25]" office:value-type="float" office:value="0.9" calcext:value-type="float">
            <text:p>0.900</text:p>
          </table:table-cell>
          <table:table-cell table:style-name="ce4" table:formula="of:=1-[.B26]" office:value-type="float" office:value="0.0999999999999998" calcext:value-type="float">
            <text:p>0.100</text:p>
          </table:table-cell>
          <table:table-cell table:style-name="ce4" table:formula="of:=[.C26]^3*[.$C$1]+3*[.B26]*[.C26]^2*[.$C$2]+3*[.B26]^2*[.C26]*[.$C$3]+[.B26]^3*[.$C$4]" office:value-type="float" office:value="0.7992" calcext:value-type="float">
            <text:p>0.799</text:p>
          </table:table-cell>
          <table:table-cell table:style-name="ce4" table:formula="of:=(1-COS(PI()*[.B26]))/2" office:value-type="float" office:value="0.975528258147577" calcext:value-type="float">
            <text:p>0.976</text:p>
          </table:table-cell>
          <table:table-cell table:style-name="ce4" table:formula="of:=[.B26]" office:value-type="float" office:value="0.9" calcext:value-type="float">
            <text:p>0.900</text:p>
          </table:table-cell>
          <table:table-cell table:style-name="ce4" table:formula="of:=[.B26]^[.$G$2]" office:value-type="float" office:value="0.793110173512392" calcext:value-type="float">
            <text:p>0.793</text:p>
          </table:table-cell>
          <table:table-cell table:style-name="ce4" table:formula="of:=1/[.$H$2]^(1-[.B26])" office:value-type="float" office:value="0.794328234724282" calcext:value-type="float">
            <text:p>0.794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26]" office:value-type="float" office:value="0.95" calcext:value-type="float">
            <text:p>0.950</text:p>
          </table:table-cell>
          <table:table-cell table:style-name="ce4" table:formula="of:=1-[.B27]" office:value-type="float" office:value="0.0499999999999997" calcext:value-type="float">
            <text:p>0.050</text:p>
          </table:table-cell>
          <table:table-cell table:style-name="ce4" table:formula="of:=[.C27]^3*[.$C$1]+3*[.B27]*[.C27]^2*[.$C$2]+3*[.B27]^2*[.C27]*[.$C$3]+[.B27]^3*[.$C$4]" office:value-type="float" office:value="0.89015" calcext:value-type="float">
            <text:p>0.890</text:p>
          </table:table-cell>
          <table:table-cell table:style-name="ce4" table:formula="of:=(1-COS(PI()*[.B27]))/2" office:value-type="float" office:value="0.993844170297569" calcext:value-type="float">
            <text:p>0.994</text:p>
          </table:table-cell>
          <table:table-cell table:style-name="ce4" table:formula="of:=[.B27]" office:value-type="float" office:value="0.95" calcext:value-type="float">
            <text:p>0.950</text:p>
          </table:table-cell>
          <table:table-cell table:style-name="ce4" table:formula="of:=[.B27]^[.$G$2]" office:value-type="float" office:value="0.893288887972508" calcext:value-type="float">
            <text:p>0.893</text:p>
          </table:table-cell>
          <table:table-cell table:style-name="ce4" table:formula="of:=1/[.$H$2]^(1-[.B27])" office:value-type="float" office:value="0.891250938133746" calcext:value-type="float">
            <text:p>0.891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0.05+[.B27]" office:value-type="float" office:value="1" calcext:value-type="float">
            <text:p>1.000</text:p>
          </table:table-cell>
          <table:table-cell table:style-name="ce4" table:formula="of:=1-[.B28]" office:value-type="float" office:value="0" calcext:value-type="float">
            <text:p>0.000</text:p>
          </table:table-cell>
          <table:table-cell table:style-name="ce4" table:formula="of:=[.C28]^3*[.$C$1]+3*[.B28]*[.C28]^2*[.$C$2]+3*[.B28]^2*[.C28]*[.$C$3]+[.B28]^3*[.$C$4]" office:value-type="float" office:value="1" calcext:value-type="float">
            <text:p>1.000</text:p>
          </table:table-cell>
          <table:table-cell table:style-name="ce4" table:formula="of:=(1-COS(PI()*[.B28]))/2" office:value-type="float" office:value="1" calcext:value-type="float">
            <text:p>1.000</text:p>
          </table:table-cell>
          <table:table-cell table:style-name="ce4" table:formula="of:=[.B28]" office:value-type="float" office:value="1" calcext:value-type="float">
            <text:p>1.000</text:p>
          </table:table-cell>
          <table:table-cell table:style-name="ce4" table:formula="of:=[.B28]^[.$G$2]" office:value-type="float" office:value="1" calcext:value-type="float">
            <text:p>1.000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3:48:16</meta:creation-date>
    <meta:initial-creator>David Cox</meta:initial-creator>
    <dc:language>en-GB</dc:language>
    <dc:date>2025-11-12T11:51:19.654032749</dc:date>
    <meta:editing-cycles>2</meta:editing-cycles>
    <meta:editing-duration>PT4M15S</meta:editing-duration>
    <meta:generator>LibreOffice/7.3.7.2$Linux_X86_64 LibreOffice_project/30$Build-2</meta:generator>
    <meta:document-statistic meta:table-count="1" meta:cell-count="166" meta:object-count="1"/>
    <meta:user-defined meta:name="AppVersion">15.00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96b24" svg:stroke-linecap="round" draw:fill-color="#196b24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f9ed5" svg:stroke-linecap="round" draw:fill-color="#0f9ed5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46cm" svg:height="11.742cm" xlink:href=".." xlink:type="simple" chart:class="chart:scatter" chart:style-name="ch1">
        <chart:plot-area chart:style-name="ch2" table:cell-range-address="Sheet1.B8:Sheet1.B29 Sheet1.D7:Sheet1.H29" chart:data-source-has-labels="row" svg:x="0.362cm" svg:y="0.234cm" svg:width="17.422cm" svg:height="11.274cm">
          <chart:coordinate-region svg:x="0.992cm" svg:y="0.421cm" svg:width="16.526cm" svg:height="10.617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8:Sheet1.D29" chart:label-cell-address="Sheet1.D7:Sheet1.D7" chart:class="chart:scatter">
            <chart:domain table:cell-range-address="Sheet1.B8:Sheet1.B29"/>
            <chart:data-point chart:repeated="22"/>
          </chart:series>
          <chart:series chart:style-name="ch6" chart:values-cell-range-address="Sheet1.E8:Sheet1.E29" chart:label-cell-address="Sheet1.E7:Sheet1.E7" chart:class="chart:scatter">
            <chart:data-point chart:repeated="22"/>
          </chart:series>
          <chart:series chart:style-name="ch7" chart:values-cell-range-address="Sheet1.F8:Sheet1.F29" chart:label-cell-address="Sheet1.F7:Sheet1.F7" chart:class="chart:scatter">
            <chart:data-point chart:repeated="22"/>
          </chart:series>
          <chart:series chart:style-name="ch8" chart:values-cell-range-address="Sheet1.G8:Sheet1.G29" chart:label-cell-address="Sheet1.G7:Sheet1.G7" chart:class="chart:scatter">
            <chart:data-point chart:repeated="22"/>
          </chart:series>
          <chart:series chart:style-name="ch9" chart:values-cell-range-address="Sheet1.H8:Sheet1.H29" chart:label-cell-address="Sheet1.H7:Sheet1.H7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Sheet1.D7:Sheet1.D7</svg:desc>
                </draw:g>
              </table:table-cell>
              <table:table-cell office:value-type="string">
                <text:p/>
                <draw:g>
                  <svg:desc>Sheet1.E7:Sheet1.E7</svg:desc>
                </draw:g>
              </table:table-cell>
              <table:table-cell office:value-type="string">
                <text:p/>
                <draw:g>
                  <svg:desc>Sheet1.F7:Sheet1.F7</svg:desc>
                </draw:g>
              </table:table-cell>
              <table:table-cell office:value-type="string">
                <text:p/>
                <draw:g>
                  <svg:desc>Sheet1.G7:Sheet1.G7</svg:desc>
                </draw:g>
              </table:table-cell>
              <table:table-cell office:value-type="string">
                <text:p/>
                <draw:g>
                  <svg:desc>Sheet1.H7:Sheet1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:Sheet1.B29</svg:desc>
                </draw:g>
              </table:table-cell>
              <table:table-cell office:value-type="float" office:value="0">
                <text:p>0</text:p>
                <draw:g>
                  <svg:desc>Sheet1.D8:Sheet1.D29</svg:desc>
                </draw:g>
              </table:table-cell>
              <table:table-cell office:value-type="float" office:value="0">
                <text:p>0</text:p>
                <draw:g>
                  <svg:desc>Sheet1.E8:Sheet1.E29</svg:desc>
                </draw:g>
              </table:table-cell>
              <table:table-cell office:value-type="float" office:value="0">
                <text:p>0</text:p>
                <draw:g>
                  <svg:desc>Sheet1.F8:Sheet1.F29</svg:desc>
                </draw:g>
              </table:table-cell>
              <table:table-cell office:value-type="float" office:value="0">
                <text:p>0</text:p>
                <draw:g>
                  <svg:desc>Sheet1.G8:Sheet1.G29</svg:desc>
                </draw:g>
              </table:table-cell>
              <table:table-cell office:value-type="float" office:value="0.1">
                <text:p>0.1</text:p>
                <draw:g>
                  <svg:desc>Sheet1.H8:Sheet1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0985">
                <text:p>0.10985</text:p>
              </table:table-cell>
              <table:table-cell office:value-type="float" office:value="0.00615582970243112">
                <text:p>0.00615582970243112</text:p>
              </table:table-cell>
              <table:table-cell office:value-type="float" office:value="0.05">
                <text:p>0.05</text:p>
              </table:table-cell>
              <table:table-cell office:value-type="float" office:value="0.00137320067913265">
                <text:p>0.00137320067913265</text:p>
              </table:table-cell>
              <table:table-cell office:value-type="float" office:value="0.112201845430196">
                <text:p>0.112201845430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2008">
                <text:p>0.2008</text:p>
              </table:table-cell>
              <table:table-cell office:value-type="float" office:value="0.0244717418524232">
                <text:p>0.0244717418524232</text:p>
              </table:table-cell>
              <table:table-cell office:value-type="float" office:value="0.1">
                <text:p>0.1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0.125892541179417">
                <text:p>0.125892541179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27495">
                <text:p>0.27495</text:p>
              </table:table-cell>
              <table:table-cell office:value-type="float" office:value="0.0544967379058161">
                <text:p>0.0544967379058161</text:p>
              </table:table-cell>
              <table:table-cell office:value-type="float" office:value="0.15">
                <text:p>0.15</text:p>
              </table:table-cell>
              <table:table-cell office:value-type="float" office:value="0.0153957471506692">
                <text:p>0.0153957471506692</text:p>
              </table:table-cell>
              <table:table-cell office:value-type="float" office:value="0.141253754462275">
                <text:p>0.141253754462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3344">
                <text:p>0.3344</text:p>
              </table:table-cell>
              <table:table-cell office:value-type="float" office:value="0.0954915028125263">
                <text:p>0.0954915028125263</text:p>
              </table:table-cell>
              <table:table-cell office:value-type="float" office:value="0.2">
                <text:p>0.2</text:p>
              </table:table-cell>
              <table:table-cell office:value-type="float" office:value="0.0289911865471078">
                <text:p>0.0289911865471078</text:p>
              </table:table-cell>
              <table:table-cell office:value-type="float" office:value="0.158489319246111">
                <text:p>0.158489319246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38125">
                <text:p>0.38125</text:p>
              </table:table-cell>
              <table:table-cell office:value-type="float" office:value="0.146446609406726">
                <text:p>0.146446609406726</text:p>
              </table:table-cell>
              <table:table-cell office:value-type="float" office:value="0.25">
                <text:p>0.25</text:p>
              </table:table-cell>
              <table:table-cell office:value-type="float" office:value="0.0473661427034499">
                <text:p>0.0473661427034499</text:p>
              </table:table-cell>
              <table:table-cell office:value-type="float" office:value="0.177827941003892">
                <text:p>0.177827941003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4176">
                <text:p>0.4176</text:p>
              </table:table-cell>
              <table:table-cell office:value-type="float" office:value="0.206107373853763">
                <text:p>0.206107373853763</text:p>
              </table:table-cell>
              <table:table-cell office:value-type="float" office:value="0.3">
                <text:p>0.3</text:p>
              </table:table-cell>
              <table:table-cell office:value-type="float" office:value="0.070740277703696">
                <text:p>0.070740277703696</text:p>
              </table:table-cell>
              <table:table-cell office:value-type="float" office:value="0.199526231496888">
                <text:p>0.19952623149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44555">
                <text:p>0.44555</text:p>
              </table:table-cell>
              <table:table-cell office:value-type="float" office:value="0.273004750130227">
                <text:p>0.273004750130227</text:p>
              </table:table-cell>
              <table:table-cell office:value-type="float" office:value="0.35">
                <text:p>0.35</text:p>
              </table:table-cell>
              <table:table-cell office:value-type="float" office:value="0.0993001026796212">
                <text:p>0.0993001026796212</text:p>
              </table:table-cell>
              <table:table-cell office:value-type="float" office:value="0.223872113856834">
                <text:p>0.223872113856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4672">
                <text:p>0.4672</text:p>
              </table:table-cell>
              <table:table-cell office:value-type="float" office:value="0.345491502812526">
                <text:p>0.345491502812526</text:p>
              </table:table-cell>
              <table:table-cell office:value-type="float" office:value="0.4">
                <text:p>0.4</text:p>
              </table:table-cell>
              <table:table-cell office:value-type="float" office:value="0.1332085131843">
                <text:p>0.1332085131843</text:p>
              </table:table-cell>
              <table:table-cell office:value-type="float" office:value="0.251188643150958">
                <text:p>0.251188643150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48465">
                <text:p>0.48465</text:p>
              </table:table-cell>
              <table:table-cell office:value-type="float" office:value="0.421782767479884">
                <text:p>0.421782767479884</text:p>
              </table:table-cell>
              <table:table-cell office:value-type="float" office:value="0.45">
                <text:p>0.45</text:p>
              </table:table-cell>
              <table:table-cell office:value-type="float" office:value="0.172610627076775">
                <text:p>0.172610627076775</text:p>
              </table:table-cell>
              <table:table-cell office:value-type="float" office:value="0.281838293126445">
                <text:p>0.281838293126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17637640824031">
                <text:p>0.217637640824031</text:p>
              </table:table-cell>
              <table:table-cell office:value-type="float" office:value="0.316227766016838">
                <text:p>0.31622776601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51535">
                <text:p>0.51535</text:p>
              </table:table-cell>
              <table:table-cell office:value-type="float" office:value="0.578217232520115">
                <text:p>0.578217232520115</text:p>
              </table:table-cell>
              <table:table-cell office:value-type="float" office:value="0.55">
                <text:p>0.55</text:p>
              </table:table-cell>
              <table:table-cell office:value-type="float" office:value="0.268409520913314">
                <text:p>0.268409520913314</text:p>
              </table:table-cell>
              <table:table-cell office:value-type="float" office:value="0.354813389233575">
                <text:p>0.354813389233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5328">
                <text:p>0.5328</text:p>
              </table:table-cell>
              <table:table-cell office:value-type="float" office:value="0.654508497187474">
                <text:p>0.654508497187474</text:p>
              </table:table-cell>
              <table:table-cell office:value-type="float" office:value="0.6">
                <text:p>0.6</text:p>
              </table:table-cell>
              <table:table-cell office:value-type="float" office:value="0.325036962521076">
                <text:p>0.325036962521076</text:p>
              </table:table-cell>
              <table:table-cell office:value-type="float" office:value="0.398107170553497">
                <text:p>0.398107170553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55445">
                <text:p>0.55445</text:p>
              </table:table-cell>
              <table:table-cell office:value-type="float" office:value="0.726995249869773">
                <text:p>0.726995249869773</text:p>
              </table:table-cell>
              <table:table-cell office:value-type="float" office:value="0.65">
                <text:p>0.65</text:p>
              </table:table-cell>
              <table:table-cell office:value-type="float" office:value="0.387622862702935">
                <text:p>0.387622862702935</text:p>
              </table:table-cell>
              <table:table-cell office:value-type="float" office:value="0.446683592150963">
                <text:p>0.446683592150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5824">
                <text:p>0.5824</text:p>
              </table:table-cell>
              <table:table-cell office:value-type="float" office:value="0.793892626146236">
                <text:p>0.793892626146236</text:p>
              </table:table-cell>
              <table:table-cell office:value-type="float" office:value="0.7">
                <text:p>0.7</text:p>
              </table:table-cell>
              <table:table-cell office:value-type="float" office:value="0.456263458396471">
                <text:p>0.456263458396471</text:p>
              </table:table-cell>
              <table:table-cell office:value-type="float" office:value="0.501187233627272">
                <text:p>0.501187233627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61875">
                <text:p>0.61875</text:p>
              </table:table-cell>
              <table:table-cell office:value-type="float" office:value="0.853553390593274">
                <text:p>0.853553390593274</text:p>
              </table:table-cell>
              <table:table-cell office:value-type="float" office:value="0.75">
                <text:p>0.75</text:p>
              </table:table-cell>
              <table:table-cell office:value-type="float" office:value="0.531049225103383">
                <text:p>0.531049225103383</text:p>
              </table:table-cell>
              <table:table-cell office:value-type="float" office:value="0.562341325190349">
                <text:p>0.562341325190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6656">
                <text:p>0.6656</text:p>
              </table:table-cell>
              <table:table-cell office:value-type="float" office:value="0.904508497187474">
                <text:p>0.904508497187474</text:p>
              </table:table-cell>
              <table:table-cell office:value-type="float" office:value="0.8">
                <text:p>0.8</text:p>
              </table:table-cell>
              <table:table-cell office:value-type="float" office:value="0.612065599865624">
                <text:p>0.612065599865624</text:p>
              </table:table-cell>
              <table:table-cell office:value-type="float" office:value="0.630957344480193">
                <text:p>0.630957344480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72505">
                <text:p>0.72505</text:p>
              </table:table-cell>
              <table:table-cell office:value-type="float" office:value="0.945503262094184">
                <text:p>0.945503262094184</text:p>
              </table:table-cell>
              <table:table-cell office:value-type="float" office:value="0.85">
                <text:p>0.85</text:p>
              </table:table-cell>
              <table:table-cell office:value-type="float" office:value="0.699393572164293">
                <text:p>0.699393572164293</text:p>
              </table:table-cell>
              <table:table-cell office:value-type="float" office:value="0.707945784384138">
                <text:p>0.707945784384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7992">
                <text:p>0.7992</text:p>
              </table:table-cell>
              <table:table-cell office:value-type="float" office:value="0.975528258147577">
                <text:p>0.975528258147577</text:p>
              </table:table-cell>
              <table:table-cell office:value-type="float" office:value="0.9">
                <text:p>0.9</text:p>
              </table:table-cell>
              <table:table-cell office:value-type="float" office:value="0.793110173512392">
                <text:p>0.793110173512392</text:p>
              </table:table-cell>
              <table:table-cell office:value-type="float" office:value="0.794328234724282">
                <text:p>0.794328234724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89015">
                <text:p>0.89015</text:p>
              </table:table-cell>
              <table:table-cell office:value-type="float" office:value="0.993844170297569">
                <text:p>0.993844170297569</text:p>
              </table:table-cell>
              <table:table-cell office:value-type="float" office:value="0.95">
                <text:p>0.95</text:p>
              </table:table-cell>
              <table:table-cell office:value-type="float" office:value="0.893288887972508">
                <text:p>0.893288887972508</text:p>
              </table:table-cell>
              <table:table-cell office:value-type="float" office:value="0.891250938133746">
                <text:p>0.891250938133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